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722" officeooo:paragraph-rsid="00091722"/>
    </style:style>
    <style:style style:name="P2" style:family="paragraph" style:parent-style-name="Standard">
      <style:text-properties officeooo:rsid="0009dda1" officeooo:paragraph-rsid="0009dda1"/>
    </style:style>
    <style:style style:name="P3" style:family="paragraph" style:parent-style-name="Standard">
      <style:text-properties officeooo:rsid="000ade35" officeooo:paragraph-rsid="000ade35"/>
    </style:style>
    <style:style style:name="P4" style:family="paragraph" style:parent-style-name="Standard">
      <style:text-properties officeooo:rsid="000c59b3" officeooo:paragraph-rsid="000c59b3"/>
    </style:style>
    <style:style style:name="P5" style:family="paragraph" style:parent-style-name="Standard">
      <style:text-properties fo:color="#800000" fo:font-weight="bold" officeooo:rsid="000d68d3" officeooo:paragraph-rsid="000d68d3" style:font-weight-asian="bold" style:font-weight-complex="bold"/>
    </style:style>
    <style:style style:name="P6" style:family="paragraph" style:parent-style-name="Standard">
      <style:text-properties fo:color="#800000" fo:font-weight="bold" officeooo:rsid="000d68d3" officeooo:paragraph-rsid="000d68d3" style:font-weight-asian="bold" style:font-weight-complex="bold"/>
    </style:style>
    <style:style style:name="P7" style:family="paragraph" style:parent-style-name="Standard">
      <style:text-properties fo:color="#800000" fo:font-weight="bold" officeooo:rsid="000eb2be" officeooo:paragraph-rsid="000eb2be" style:font-weight-asian="bold" style:font-weight-complex="bold"/>
    </style:style>
    <style:style style:name="P8" style:family="paragraph" style:parent-style-name="Standard">
      <style:text-properties fo:color="#800000" fo:font-weight="bold" officeooo:rsid="000eb55e" officeooo:paragraph-rsid="000eb55e" style:font-weight-asian="bold" style:font-weight-complex="bold"/>
    </style:style>
    <style:style style:name="P9" style:family="paragraph" style:parent-style-name="Standard">
      <style:text-properties fo:color="#800000" fo:font-weight="bold" officeooo:rsid="000f4bd5" officeooo:paragraph-rsid="000f4bd5" style:font-weight-asian="bold" style:font-weight-complex="bold"/>
    </style:style>
    <style:style style:name="P10" style:family="paragraph" style:parent-style-name="Standard">
      <style:text-properties fo:color="#800000" fo:font-weight="bold" officeooo:rsid="00111b1c" officeooo:paragraph-rsid="00111b1c" style:font-weight-asian="bold" style:font-weight-complex="bold"/>
    </style:style>
    <style:style style:name="P11" style:family="paragraph" style:parent-style-name="Standard">
      <style:text-properties fo:color="#000000" fo:font-weight="normal" officeooo:rsid="000e33cf" officeooo:paragraph-rsid="000e33c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SY values</text:p>
      <text:p text:style-name="P1"/>
      <text:p text:style-name="P1">0, null,false,undefined,NAN,””;</text:p>
      <text:p text:style-name="P1"/>
      <text:p text:style-name="P2"/>
      <text:p text:style-name="P2"/>
      <text:p text:style-name="P2">git fetch</text:p>
      <text:p text:style-name="P2">gei merge master origin //</text:p>
      <text:p text:style-name="P2">git pull origin master</text:p>
      <text:p text:style-name="P2"/>
      <text:p text:style-name="P2">every time you merge make a new commit</text:p>
      <text:p text:style-name="P2"/>
      <text:p text:style-name="P3">Cloning..</text:p>
      <text:p text:style-name="P3">using clone I can get the repo of somebody else</text:p>
      <text:p text:style-name="P3">fork → helps to push it to my repo</text:p>
      <text:p text:style-name="P4">pull request</text:p>
      <text:p text:style-name="P4"/>
      <text:p text:style-name="P4">checkout- b ////makes a new branch</text:p>
      <text:p text:style-name="P4"/>
      <text:p text:style-name="P4"/>
      <text:p text:style-name="P4"/>
      <text:p text:style-name="P5">CSS STYLING</text:p>
      <text:p text:style-name="P5"/>
      <text:p text:style-name="P5"/>
      <text:p text:style-name="P11">specificity makes the style more powerful</text:p>
      <text:p text:style-name="P5"/>
      <text:p text:style-name="P5"/>
      <text:p text:style-name="P7">BOOTSTRAP</text:p>
      <text:p text:style-name="P7"/>
      <text:p text:style-name="P8">dont nest containers</text:p>
      <text:p text:style-name="P8"/>
      <text:p text:style-name="P9">nest rows and cols</text:p>
      <text:p text:style-name="P9"/>
      <text:p text:style-name="P10">multiple style classes can be given for the same element</text:p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4:04.811543471</meta:creation-date>
    <meta:generator>LibreOffice/5.1.4.2$Linux_X86_64 LibreOffice_project/10m0$Build-2</meta:generator>
    <dc:date>2016-07-28T13:50:43.360057554</dc:date>
    <meta:editing-duration>PT1H1M17S</meta:editing-duration>
    <meta:editing-cycles>5</meta:editing-cycles>
    <meta:document-statistic meta:table-count="0" meta:image-count="0" meta:object-count="0" meta:page-count="1" meta:paragraph-count="17" meta:word-count="77" meta:character-count="429" meta:non-whitespace-character-count="369"/>
  </office:meta>
</office:document-meta>
</file>